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97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201in" fo:break-before="auto" style:use-optimal-row-height="true"/>
    </style:style>
    <style:style style:name="ro3" style:family="table-row">
      <style:table-row-properties style:row-height="0.47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9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T1" style:family="text">
      <style:text-properties style:font-name="Liberation Sans"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1" table:default-cell-style-name="ce8"/>
        <table:table-row table:style-name="ro1">
          <table:table-cell table:style-name="ce1" office:value-type="string" calcext:value-type="string">
            <text:p>Datum</text:p>
          </table:table-cell>
          <table:table-cell table:style-name="ce4" office:value-type="string" calcext:value-type="string">
            <text:p>Aktivität</text:p>
          </table:table-cell>
          <table:table-cell table:style-name="ce7" office:value-type="string" calcext:value-type="string">
            <text:p>Stunden</text:p>
          </table:table-cell>
        </table:table-row>
        <table:table-row table:style-name="ro2">
          <table:table-cell office:value-type="string" calcext:value-type="string">
            <text:p>29.10.2015</text:p>
          </table:table-cell>
          <table:table-cell office:value-type="string" calcext:value-type="string">
            <text:p>Einrichten der Programmierumgebung Xcode</text:p>
            <text:p>Verstehen von GLFW und erstellen eines Beispielprogramms zur Darstellung eines Dreieck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0.10.2015</text:p>
          </table:table-cell>
          <table:table-cell office:value-type="string" calcext:value-type="string">
            <text:p>Implementieren eines ShaderManagers zum Laden und Debuggen von Vertex- und Fragmentshadern</text:p>
            <text:p>Erweitern des vorhandenen Vertex- und Fragmentshader zur Interpolierung der Farben des Dreieck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31.10.2015</text:p>
          </table:table-cell>
          <table:table-cell office:value-type="string" calcext:value-type="string">
            <text:p>Implementieren einer Klasse Camera zur Bewegung im Raum</text:p>
            <text:p>Implementieren einer Klasse Keyboard, die es mir erlaubt abzufragen, ob eine Taste gedrückt ist oder nicht</text:p>
            <text:p>Implementieren einer Funktion mouse_callback die es mir erlaubt Mausbewegungen auf die Kamera umzusetze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1.11.2015</text:p>
          </table:table-cell>
          <table:table-cell office:value-type="string" calcext:value-type="string">
            <text:p>Implementieren eines eigenen MeshLoaders zum Laden von .obj Dateien.</text:p>
            <text:p>Erfolgreiches Laden eines Würflels.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02.11.2015</text:p>
          </table:table-cell>
          <table:table-cell office:value-type="string" calcext:value-type="string">
            <text:p>Implementieren eines Blinn-Phong Shading Models zur schöneren Darstellung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05.11.2015</text:p>
          </table:table-cell>
          <table:table-cell office:value-type="string" calcext:value-type="string">
            <text:p>Erweitern des MeshLoaders. Umbauen auf indiziertes Laden von Objekten. Implementierung der Berechnung von Normals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6.11.2015</text:p>
          </table:table-cell>
          <table:table-cell office:value-type="string" calcext:value-type="string">
            <text:p>Unterscheidung zwischen flat-shaded und smooth-shaded Models und der Berechnung von Normals.</text:p>
            <text:p>Implementierung von Vererbung.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07.11.2015</text:p>
          </table:table-cell>
          <table:table-cell office:value-type="string" calcext:value-type="string">
            <text:p>Code-refactoring und vertraut machen wie man GitHub mit Xcode verwendet. Erster commit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08.11.2015</text:p>
          </table:table-cell>
          <table:table-cell office:value-type="string" calcext:value-type="string">
            <text:p>Neuimplementierung des MeshLoaders, da meine eigene Implementierung nicht mit großen Objekten zurechtkam.</text:p>
            <text:p>Verwenung des Librarys Assimp zum Laden von .obj Dateien. Unterscheidung zwischen Flat- und Smoothshaded</text:p>
            <text:p>Models ist nun nicht mehr notwendig. Als Test wurde ein Stanford Bunny geladen. Es hat einwandfrei funktioniert.</text:p>
            <text:p>Andern des Vertex- und Fragmentshader damit Konstanten dynamisch über Uniforms geändert werden können.</text:p>
            <text:p>Erstellen einer Klasse Light die es ermöglicht das Licht dynamisch zu bewegen.</text:p>
            <text:p>Erstellen einer Klasse Material die es ermöglicht das Material dynamisch zu ändern.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09.11.2015</text:p>
          </table:table-cell>
          <table:table-cell office:value-type="string" calcext:value-type="string">
            <text:p>Implementieren einer Klasse Heightmap die es ermöglicht eine beliebig große flache Fläche, bestehend aus Dreiecken zu erstellen.</text:p>
            <text:p>Die Ecken der Dreiecke sind indiziert und ermöglicht somit auch das effiziente Laden großer Heightmaps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10.11.2015</text:p>
          </table:table-cell>
          <table:table-cell office:value-type="string" calcext:value-type="string">
            <text:p>Erweitern der Klasse Heightmap um es zu ermöglichen die Höhe beliebiger Vertices zu verändern. </text:p>
            <text:p><text:span text:style-name="T1">Vertrautmachen mit dem Headerfile stb_image.h zum Laden von Bilddateien (.png).</text:span></text:p>
            <text:p><text:span text:style-name="T1">Verwenden der schwarz-weiß Bildinformationen zum erfolgreichen Laden einer Heightmap.</text:span>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13.11.2015</text:p>
          </table:table-cell>
          <table:table-cell office:value-type="string" calcext:value-type="string">
            <text:p>Überlegen des Aufbaus der Initialpräsentation. Recherche.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4.11.2015</text:p>
          </table:table-cell>
          <table:table-cell office:value-type="string" calcext:value-type="string">
            <text:p>Erweitern des Aufbaus der Initialpräsentation. Recherche.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5.11.2015</text:p>
          </table:table-cell>
          <table:table-cell office:value-type="string" calcext:value-type="string">
            <text:p>Erweitern des Aufbaus der Initialpräsentation. Erstellen und Suchen von geigneten Grafiken.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19.11.2015</text:p>
          </table:table-cell>
          <table:table-cell office:value-type="string" calcext:value-type="string">
            <text:p>Umsetzen der Initialpräsentation in Latex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20.11.2015</text:p>
          </table:table-cell>
          <table:table-cell office:value-type="string" calcext:value-type="string">
            <text:p>Umsetzen der Initialpräsentation in Latex</text:p>
          </table:table-cell>
          <table:table-cell office:value-type="float" office:value="2" calcext:value-type="float">
            <text:p>2</text:p>
          </table:table-cell>
        </table:table-row>
        <table:table-row table:style-name="ro4" table:number-rows-repeated="1048558">
          <table:table-cell table:number-columns-repeated="3"/>
        </table:table-row>
        <table:table-row table:style-name="ro4">
          <table:table-cell table:style-name="ce3"/>
          <table:table-cell table:style-name="ce6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5:08:47.002588000</meta:creation-date>
    <meta:generator>LibreOffice/4.2.8.2$MacOSX_x86 LibreOffice_project/48d50dbfc06349262c9d50868e5c1f630a573ebd</meta:generator>
    <dc:date>2015-11-20T16:24:51.930635000</dc:date>
    <meta:editing-duration>PT1H12M3S</meta:editing-duration>
    <meta:editing-cycles>33</meta:editing-cycles>
    <meta:document-statistic meta:table-count="1" meta:cell-count="51" meta:object-count="0"/>
  </office:meta>
</office:document-meta>
</file>